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Italique gra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loext:graphic-properties draw:fill-gradient-name="gradient" draw:fill-hatch-name="hatch"/>
      <style:paragraph-properties fo:padding="0.049cm" fo:border-left="none" fo:border-right="none" fo:border-top="0.51pt solid #000000" fo:border-bottom="none">
        <style:tab-stops>
          <style:tab-stop style:position="8.5cm" style:type="center"/>
          <style:tab-stop style:position="16cm" style:type="right"/>
        </style:tab-stops>
      </style:paragraph-properties>
    </style:style>
    <style:style style:name="P2" style:family="paragraph" style:parent-style-name="Footer">
      <loext:graphic-properties draw:fill-gradient-name="gradient" draw:fill-hatch-name="hatch"/>
      <style:paragraph-properties fo:padding="0.049cm" fo:border="none">
        <style:tab-stops>
          <style:tab-stop style:position="8.5cm" style:type="center"/>
          <style:tab-stop style:position="16cm" style:type="right"/>
        </style:tab-stops>
      </style:paragraph-properties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itle">
      <loext:graphic-properties draw:fill-hatch-name="hatch"/>
      <style:paragraph-properties fo:margin-top="1.499cm" fo:margin-bottom="0.199cm" style:contextual-spacing="false"/>
      <style:text-properties fo:font-size="22pt" style:font-size-asian="22pt" style:font-size-complex="22pt"/>
    </style:style>
    <style:style style:name="P5" style:family="paragraph" style:parent-style-name="Text_20_body">
      <style:text-properties style:use-window-font-color="true" loext:opacity="0%" fo:font-style="normal" officeooo:paragraph-rsid="0024b9d2" style:font-style-asian="normal" style:font-style-complex="normal"/>
    </style:style>
    <style:style style:name="P6" style:family="paragraph" style:parent-style-name="Text_20_body">
      <style:text-properties style:use-window-font-color="true" loext:opacity="0%" fo:font-style="normal" style:font-style-asian="normal" style:font-style-complex="normal"/>
    </style:style>
    <style:style style:name="P7" style:family="paragraph" style:parent-style-name="Text_20_body">
      <style:text-properties officeooo:paragraph-rsid="002b4ad0"/>
    </style:style>
    <style:style style:name="P8" style:family="paragraph" style:parent-style-name="date-auteurs">
      <loext:graphic-properties draw:fill-hatch-name="hatch"/>
      <style:paragraph-properties fo:margin-top="0.4cm" fo:margin-bottom="0cm" style:contextual-spacing="false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2c63be"/>
    </style:style>
    <style:style style:name="P10" style:family="paragraph" style:parent-style-name="Text_20_body">
      <style:text-properties officeooo:paragraph-rsid="001a9e83"/>
    </style:style>
    <style:style style:name="P11" style:family="paragraph" style:parent-style-name="atelier">
      <loext:graphic-properties draw:fill-gradient-name="gradient" draw:fill-hatch-name="hatch"/>
      <style:paragraph-properties fo:margin-top="0.199cm" fo:margin-bottom="0cm" style:contextual-spacing="false" fo:line-height="115%"/>
    </style:style>
    <style:style style:name="P12" style:family="paragraph" style:parent-style-name="atelier">
      <loext:graphic-properties draw:fill-gradient-name="gradient" draw:fill-hatch-name="hatch"/>
      <style:paragraph-properties fo:margin-top="0cm" fo:margin-bottom="0cm" style:contextual-spacing="false" fo:line-height="115%"/>
    </style:style>
    <style:style style:name="P13" style:family="paragraph" style:parent-style-name="Text_20_body">
      <loext:graphic-properties draw:fill="solid" draw:fill-color="#eeeeee" draw:fill-gradient-name="gradient" draw:fill-hatch-name="hatch"/>
      <style:paragraph-properties fo:text-align="center" style:justify-single-word="false" fo:background-color="#eeeeee" fo:padding="0.049cm" fo:border="0.51pt solid #000000"/>
    </style:style>
    <style:style style:name="P14" style:family="paragraph" style:parent-style-name="Heading_20_1">
      <style:text-properties officeooo:rsid="00135aa0" officeooo:paragraph-rsid="00135aa0"/>
    </style:style>
    <style:style style:name="P15" style:family="paragraph" style:parent-style-name="Heading_20_1">
      <style:text-properties officeooo:rsid="002c45b3" officeooo:paragraph-rsid="002c45b3"/>
    </style:style>
    <style:style style:name="P16" style:family="paragraph" style:parent-style-name="Heading_20_2">
      <style:text-properties officeooo:paragraph-rsid="002c45b3"/>
    </style:style>
    <style:style style:name="P17" style:family="paragraph" style:parent-style-name="Heading_20_2">
      <style:text-properties officeooo:rsid="0031d88b" officeooo:paragraph-rsid="0031d88b"/>
    </style:style>
    <style:style style:name="P18" style:family="paragraph" style:parent-style-name="Text_20_body" style:list-style-name="L1">
      <loext:graphic-properties draw:fill-hatch-name="hatch"/>
      <style:paragraph-properties fo:margin-top="0.199cm" fo:margin-bottom="0cm" style:contextual-spacing="false"/>
      <style:text-properties fo:color="#c9211e" loext:opacity="100%" fo:font-style="normal" officeooo:rsid="00155217" officeooo:paragraph-rsid="00359869" style:font-style-asian="normal" style:font-style-complex="normal"/>
    </style:style>
    <style:style style:name="P19" style:family="paragraph" style:parent-style-name="Text_20_body" style:list-style-name="L1">
      <style:text-properties fo:color="#c9211e" loext:opacity="100%" fo:font-style="normal" officeooo:rsid="00155217" officeooo:paragraph-rsid="00359869" style:font-style-asian="normal" style:font-style-complex="normal"/>
    </style:style>
    <style:style style:name="P20" style:family="paragraph" style:parent-style-name="Text_20_body" style:list-style-name="L1">
      <style:text-properties fo:color="#c9211e" loext:opacity="100%" fo:font-style="normal" officeooo:paragraph-rsid="00359869" style:font-style-asian="normal" style:font-style-complex="normal"/>
    </style:style>
    <style:style style:name="P21" style:family="paragraph" style:parent-style-name="Text_20_body" style:list-style-name="L5">
      <style:text-properties fo:color="#c9211e" loext:opacity="100%" officeooo:rsid="00167fdc" officeooo:paragraph-rsid="002c45b3"/>
    </style:style>
    <style:style style:name="P22" style:family="paragraph" style:parent-style-name="Text_20_body" style:list-style-name="L2">
      <style:text-properties officeooo:paragraph-rsid="002b4ad0"/>
    </style:style>
    <style:style style:name="P23" style:family="paragraph" style:parent-style-name="Text_20_body" style:list-style-name="L3">
      <style:text-properties officeooo:paragraph-rsid="002b4ad0"/>
    </style:style>
    <style:style style:name="P24" style:family="paragraph" style:parent-style-name="Text_20_body" style:list-style-name="L4">
      <loext:graphic-properties draw:fill-hatch-name="hatch"/>
      <style:paragraph-properties fo:margin-top="0.199cm" fo:margin-bottom="0cm" style:contextual-spacing="false"/>
      <style:text-properties officeooo:paragraph-rsid="002c63be"/>
    </style:style>
    <style:style style:name="P25" style:family="paragraph" style:parent-style-name="Text_20_body" style:list-style-name="L4">
      <loext:graphic-properties draw:fill-gradient-name="gradient" draw:fill-hatch-name="hatch"/>
      <style:paragraph-properties fo:margin-top="0cm" fo:margin-bottom="0cm" style:contextual-spacing="false"/>
      <style:text-properties officeooo:paragraph-rsid="002c63be"/>
    </style:style>
    <style:style style:name="P26" style:family="paragraph" style:parent-style-name="Text_20_body" style:list-style-name="L6">
      <style:text-properties officeooo:paragraph-rsid="002c45b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55217"/>
    </style:style>
    <style:style style:name="T3" style:family="text">
      <style:text-properties fo:color="#c9211e" loext:opacity="100%" officeooo:rsid="00167fdc"/>
    </style:style>
    <style:style style:name="T4" style:family="text">
      <style:text-properties fo:color="#c9211e" loext:opacity="100%" officeooo:rsid="002c45b3"/>
    </style:style>
    <style:style style:name="T5" style:family="text">
      <style:text-properties fo:color="#c9211e" loext:opacity="100%" officeooo:rsid="0031d88b"/>
    </style:style>
    <style:style style:name="T6" style:family="text">
      <style:text-properties officeooo:rsid="00182451"/>
    </style:style>
    <style:style style:name="T7" style:family="text">
      <style:text-properties officeooo:rsid="001f607b"/>
    </style:style>
    <style:style style:name="T8" style:family="text">
      <style:text-properties officeooo:rsid="00211f2f"/>
    </style:style>
    <style:style style:name="T9" style:family="text">
      <style:text-properties officeooo:rsid="002c63be"/>
    </style:style>
    <style:style style:name="T10" style:family="text">
      <style:text-properties officeooo:rsid="002daf4e"/>
    </style:style>
    <style:style style:name="T11" style:family="text">
      <style:text-properties officeooo:rsid="0031d88b"/>
    </style:style>
    <style:style style:name="T12" style:family="text">
      <style:text-properties officeooo:rsid="00339a3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et article est rédigé par des élèves. Il peut comporter des oublis et imperfections,</text:p>
      <text:p text:style-name="P13">autant que possible signalés par nos relecteurs dans les notes d'édition.</text:p>
      <text:p text:style-name="P4">Titre de l’article</text:p>
      <text:p text:style-name="P8"><text:s text:c="2"/><text:span text:style-name="T1">Année 20.. – 20..</text:span></text:p>
      <text:p text:style-name="date-auteurs">Prénom Nom, <text:s/>Prénom Nom, Prénom Nom, …, élèves de classe … </text:p>
      <text:p text:style-name="P3"/>
      <text:p text:style-name="P11">Établissement(s) : </text:p>
      <text:p text:style-name="P12">Enseignant·e(s) : Prénom Nom, Prénom Nom, … </text:p>
      <text:p text:style-name="P12">Chercheur·Chercheuse(s) : Prénom Nom, Labo<text:span text:style-name="T8">ratoire</text:span></text:p>
      <text:list text:style-name="L1">
        <text:list-item>
          <text:p text:style-name="P18">Mettez les titres de sections en format “Titre1” et les titres de sous-sections en format “Titre 2”. SI vous avez besoin de plus de niveaux, utilisez “Titre 3” et ”Titre 4” .</text:p>
        </text:list-item>
        <text:list-item>
          <text:p text:style-name="P20"><text:span text:style-name="T2">Ne diminuez pas les marges. Pour le texte : format “</text:span><text:span text:style-name="T10">Corps de Texte”</text:span><text:span text:style-name="T2"> (police Calibri, 11pt).</text:span></text:p>
        </text:list-item>
        <text:list-item>
          <text:p text:style-name="P19">Les dessins et images doivent être légendés et lisibles. Si possible, les fournir dans des fichiers séparés, regroupés dans une archive. </text:p>
        </text:list-item>
        <text:list-item>
          <text:p text:style-name="P19">N’insérez pas de texte<text:span text:style-name="T12">s ou de formules</text:span> sous forme d’images. </text:p>
        </text:list-item>
      </text:list>
      <text:h text:style-name="Heading_20_1" text:outline-level="1">Introduction</text:h>
      <text:h text:style-name="Heading_20_2" text:outline-level="2">Présentation du <text:span text:style-name="T7">sujet</text:span></text:h>
      <text:p text:style-name="P5"><text:span text:style-name="T6">L</text:span>e problème doit être posé en termes clairs <text:span text:style-name="T2">dès le début.</text:span></text:p>
      <text:h text:style-name="Heading_20_2" text:outline-level="2">Résultats</text:h>
      <text:p text:style-name="P6"><text:span text:style-name="T8">S</text:span>i votre article est un peu long, annoncez les principaux résultats obtenus.</text:p>
      <text:h text:style-name="P14" text:outline-level="1">Quelques pistes pour rédiger</text:h>
      <text:p text:style-name="P7">Penser que les lecteurs et lectrices ne connaissent rien à votre sujet, contrairement à vous qui y êtes plongé·es depuis plusieurs mois. </text:p>
      <text:p text:style-name="P7">Ce qui vous parait évident, parce que vous y avez beaucoup réfléchi durant toute l’année, peut ne pas l’être pour les personnes qui liront votre article, en particulier pour des élèves du même niveau que vous.</text:p>
      <text:p text:style-name="P7">Il faut donc tout leur expliquer : </text:p>
      <text:list text:style-name="L2">
        <text:list-item>
          <text:p text:style-name="P22">bien définir les termes et notations utilisés,</text:p>
        </text:list-item>
        <text:list-item>
          <text:p text:style-name="P22">vérifier la cohérence des notations à la fois dans le texte, et entre texte et illustrations</text:p>
        </text:list-item>
        <text:list-item>
          <text:p text:style-name="P22">faire des figures claires et explicites, si nécessaire accompagnées d’une légende, </text:p>
        </text:list-item>
      </text:list>
      <text:p text:style-name="P7">et surtout </text:p>
      <text:list text:style-name="L3">
        <text:list-item>
          <text:p text:style-name="P23">justifier tout ce qui est affirmé. </text:p>
        </text:list-item>
      </text:list>
      <text:p text:style-name="P9">À éviter : </text:p>
      <text:list text:style-name="L4">
        <text:list-item>
          <text:p text:style-name="P24"><text:span text:style-name="T9">T</text:span>rop de commentaires personnels.</text:p>
        </text:list-item>
        <text:list-item>
          <text:p text:style-name="P25"><text:span text:style-name="T9">L</text:span>es illustrations inutiles.</text:p>
        </text:list-item>
      </text:list>
      <text:h text:style-name="P15" text:outline-level="1"><text:soft-page-break/>Une section</text:h>
      <text:list text:style-name="L5">
        <text:list-item>
          <text:p text:style-name="P21">N’hésitez pas à ajouter des sections, <text:span text:style-name="T11">avec des titres appropriés.</text:span></text:p>
        </text:list-item>
      </text:list>
      <text:h text:style-name="P16" text:outline-level="2">Une sous-section</text:h>
      <text:list text:style-name="L6">
        <text:list-item>
          <text:p text:style-name="P26"><text:span text:style-name="T4">Et </text:span><text:span text:style-name="T5">de même pour l</text:span><text:span text:style-name="T3">es </text:span><text:span text:style-name="T4">sous-</text:span><text:span text:style-name="T3">sections.</text:span></text:p>
        </text:list-item>
      </text:list>
      <text:h text:style-name="P17" text:outline-level="2">Une autre</text:h>
      <text:h text:style-name="Heading_20_1" text:outline-level="1"><text:s/>…</text:h>
      <text:h text:style-name="Heading_20_1" text:outline-level="1">Conclusion</text:h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Italique gra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1.499cm" fo:margin-bottom="0.21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text:number-lines="false" text:line-number="0"/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99cm" fo:margin-right="0cm" fo:margin-top="0.353cm" fo:margin-bottom="0.212cm" style:contextual-spacing="false" fo:text-indent="0cm" style:auto-text-indent="false" text:number-lines="false" text:line-number="0"/>
      <style:text-properties style:font-name="Calibri1" fo:font-family="Calibri" style:font-style-name="Gras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alibri1" fo:font-family="Calibri" style:font-style-name="Gras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Calibri2" fo:font-family="Calibri" style:font-style-name="Italique gras" style:font-family-generic="swiss" style:font-pitch="variable" fo:font-size="12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atelier" style:family="paragraph" style:parent-style-name="Text_20_body">
      <style:paragraph-properties fo:margin-top="0.101cm" fo:margin-bottom="0cm" style:contextual-spacing="false"/>
      <style:text-properties fo:font-size="12pt" style:font-size-asian="12pt" style:font-size-complex="12pt"/>
    </style:style>
    <style:style style:name="date-auteurs" style:family="paragraph" style:parent-style-name="Text_20_body">
      <style:paragraph-properties fo:margin-top="0.4cm" fo:margin-bottom="0cm" style:contextual-spacing="false" fo:text-align="center" style:justify-single-word="false"/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padding="0.049cm" fo:border-left="none" fo:border-right="none" fo:border-top="0.51pt solid #000000" fo:border-bottom="none">
        <style:tab-stops>
          <style:tab-stop style:position="8.5cm" style:type="center"/>
          <style:tab-stop style:position="16cm" style:type="right"/>
        </style:tab-stops>
      </style:paragraph-properties>
    </style:style>
    <style:style style:name="MP2" style:family="paragraph" style:parent-style-name="Footer">
      <loext:graphic-properties draw:fill-gradient-name="gradient" draw:fill-hatch-name="hatch"/>
      <style:paragraph-properties fo:padding="0.049cm" fo:border="none">
        <style:tab-stops>
          <style:tab-stop style:position="8.5cm" style:type="center"/>
          <style:tab-stop style:position="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ATh.en.JEANS 20.. – 20.. <text:s/><text:tab/>Etablissement(s)<text:tab/>page <text:page-number text:select-page="current">2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çois Parreau</meta:initial-creator>
    <meta:creation-date>2024-01-04T13:06:18.853956958</meta:creation-date>
    <dc:date>2024-01-23T20:29:48.998693130</dc:date>
    <dc:creator>François Parreau</dc:creator>
    <meta:editing-duration>PT2H27M</meta:editing-duration>
    <meta:editing-cycles>28</meta:editing-cycles>
    <meta:generator>LibreOffice/7.4.7.2$MacOSX_X86_64 LibreOffice_project/723314e595e8007d3cf785c16538505a1c878ca5</meta:generator>
    <meta:document-statistic meta:table-count="0" meta:image-count="0" meta:object-count="0" meta:page-count="2" meta:paragraph-count="37" meta:word-count="335" meta:character-count="1994" meta:non-whitespace-character-count="1689"/>
  </office:meta>
</office:document-meta>
</file>